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fc3" officeooo:paragraph-rsid="001b5fc3"/>
    </style:style>
    <style:style style:name="P2" style:family="paragraph" style:parent-style-name="Standard">
      <style:text-properties officeooo:rsid="001b5fc3" officeooo:paragraph-rsid="001d90eb"/>
    </style:style>
    <style:style style:name="P3" style:family="paragraph" style:parent-style-name="Standard">
      <style:text-properties officeooo:rsid="001c3d82" officeooo:paragraph-rsid="001b5fc3"/>
    </style:style>
    <style:style style:name="P4" style:family="paragraph" style:parent-style-name="Standard">
      <style:text-properties officeooo:rsid="001c3d82" officeooo:paragraph-rsid="001d90eb"/>
    </style:style>
    <style:style style:name="P5" style:family="paragraph" style:parent-style-name="Standard">
      <style:text-properties fo:font-weight="bold" officeooo:rsid="001b5fc3" officeooo:paragraph-rsid="001b5fc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d90eb" style:font-weight-asian="bold" style:font-weight-complex="bold"/>
    </style:style>
    <style:style style:name="T3" style:family="text">
      <style:text-properties officeooo:rsid="001c2cfa"/>
    </style:style>
    <style:style style:name="T4" style:family="text">
      <style:text-properties officeooo:rsid="001c3d82"/>
    </style:style>
    <style:style style:name="T5" style:family="text">
      <style:text-properties officeooo:rsid="001d90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text:span text:style-name="T1">Propuesta 1 –</text:span> <text:span text:style-name="T5">Notificarion y Avisos</text:span> de examenes <text:span text:style-name="T5">rendidos</text:span></text:p>
      <text:p text:style-name="P1"/>
      <text:p text:style-name="P1">Un profesor de una universidad crea una entrada/materia que la materia q enseña aquel alumno que se subscriba a es materia el profesor va poder informa la nota del examen y el alumno recibira dicha notificacion, ademas el profesor podra dar un aviso grupal en el caso que sea necesario o individual</text:p>
      <text:p text:style-name="P1"/>
      <text:p text:style-name="P1"/>
      <text:p text:style-name="P1"><text:span text:style-name="T1">Propuesta 2 -</text:span> Oferta de servicios (albanil/electricista/gasista/etc)</text:p>
      <text:p text:style-name="P1"/>
      <text:p text:style-name="P1">Soy un arquitecto/albanil/electricista/etc y me suscribo para que un usuario que necesite de mis servicios me contacte, seleccione un turno pero ademas se pueda calificar el servicio, recomendar y ademas aquellas personas que quieran obtener dicho servicio se puedan contactar con aquellas que lo tomaron para obtener una opinion del mismo.</text:p>
      <text:p text:style-name="P1"/>
      <text:p text:style-name="P1"><text:span text:style-name="T1">Propuesta 3 </text:span>- Lector de productos</text:p>
      <text:p text:style-name="P1"/>
      <text:p text:style-name="P1">Paso lector de codigo de barras obtengo caracteristica del producto, puedo rankearlo segun el uso y a su vez interactuar con usuarios que obtuvieron dicho prodcuto. En el caso que ese producto no exista, el usuario tendra la posibilidad de agregarlo, agregar el precio al que lo consiguio, en que super/hipermecado lo obtuvo mas barato, como así darle puntos por la calidad del producto, dar su opinion sobre el mismo y recomendarlo.</text:p>
      <text:p text:style-name="P1"/>
      <text:p text:style-name="P1"/>
      <text:p text:style-name="P1"><text:span text:style-name="T1">Propuesta 4</text:span> - Vecinos en Alerta</text:p>
      <text:p text:style-name="P1"/>
      <text:p text:style-name="P1">Un grupo de vecinos tiene la necesidad de estar en alerta ante potenciales robos/siniestro y necesitan estar en alerta e informados sobre robos, sospechosos, etc, ademas tienen la posibilidad de avisarse mutuamente pero a su vez tener un boton de panico de rapido acceso para avisar a los contactos seleccionados y al grupo de vecinos que estan en alerta, como tambien tener la posiblidad de avisar a la policia con un acceso directo (admision por contacto de telefono)</text:p>
      <text:p text:style-name="P1"/>
      <text:p text:style-name="P1"/>
      <text:p text:style-name="P2"><text:span text:style-name="T1">Propuesta </text:span><text:span text:style-name="T2">5</text:span><text:span text:style-name="T1"> –</text:span> <text:span text:style-name="T4">Tu cena inteligente</text:span></text:p>
      <text:p text:style-name="P2"/>
      <text:p text:style-name="P4">Sugiere una receta según lo que tenes en la alacena.</text:p>
      <text:p text:style-name="P1"/>
      <text:p text:style-name="P1"/>
      <text:p text:style-name="P1"><text:span text:style-name="T1">Propuesta </text:span><text:span text:style-name="T2">6</text:span><text:span text:style-name="T1"> </text:span>- GPS de Fotos</text:p>
      <text:p text:style-name="P1"/>
      <text:p text:style-name="P1">Una persona esta de vacaciones y toma muchas fotos de varios lugares por donde paso o recorrio, al momento de volver a ver las fotos quiere saber en que lugar obtuvo las fotos y en que punto, con la fecha y la hora. Ordenando las fotos por fecha y poder visualizar en la imagen el lugar/locacion en el que fue tomada como <text:span text:style-name="T3">a </text:span>su vez poder ubicarlas en un mapa.</text:p>
      <text:p text:style-name="P1"/>
      <text:p text:style-name="P1">Esto mismo tiene una variante que es poder compartir sus fotos solo con lo contacto del telefono que tienen la apps instalada.</text:p>
      <text:p text:style-name="P1"/>
      <text:p text:style-name="P1"/>
      <text:p text:style-name="P1"/>
      <text:p text:style-name="P1"/>
      <text:p text:style-name="P1"><text:soft-page-break/></text:p>
      <text:p text:style-name="P1"/>
      <text:p text:style-name="P1"/>
      <text:p text:style-name="P1"/>
      <text:p text:style-name="P1"/>
      <text:p text:style-name="P1"><text:span text:style-name="T1">Propuesta </text:span><text:span text:style-name="T2">7</text:span> - <text:span text:style-name="T5">P</text:span>uede ser orientado a la univerdidad</text:p>
      <text:p text:style-name="P1"/>
      <text:p text:style-name="P1">Dado la puerta de un aula de una determinada universidad, al enfocar con la camara de foto sobre al numero del aula, teniendo en cuenta la fecha y la hora, el alumno podra obtener informacion de la materia que se esta dando en ese momentoo como profesor, horas, comisiones, etcetc.</text:p>
      <text:p text:style-name="P1"/>
      <text:p text:style-name="P1"/>
      <text:p text:style-name="P1"/>
      <text:p text:style-name="P1"/>
      <text:p text:style-name="P1"><text:span text:style-name="T1">Propuesta </text:span><text:span text:style-name="T2">8</text:span><text:span text:style-name="T1"> </text:span>- Deteccion de Billetes para personas no videntes (Reconocimiento de Imagenes)</text:p>
      <text:p text:style-name="P1"/>
      <text:p text:style-name="P1"><text:s text:c="3"/>- Para personas no videntes por detectar que billetes (dinero) tiene en sus manos, con el volumen habilitado para que escuche que billete es.</text:p>
      <text:p text:style-name="P1"/>
      <text:p text:style-name="P1"/>
      <text:p text:style-name="P3"/>
      <text:p text:style-name="P1"/>
      <text:p text:style-name="P1"/>
      <text:p text:style-name="P1">https://upcommons.upc.edu/bitstream/handle/2099.1/24986/Memoria.pdf</text:p>
      <text:p text:style-name="P1">https://lsi.ugr.es/rosana/software/iWhatsIt/documentacion.pdf</text:p>
      <text:p text:style-name="P1">https://www.xatakandroid.com/realidad-aumentada/que-nos-ofrece-la-realidad-aumentada-en-android-mas-futuro-que-presente</text:p>
      <text:p text:style-name="P1">https://elandroidelibre.elespanol.com/2015/06/como-activar-el-reconocimiento-facial-de-google-fotos.html</text:p>
      <text:p text:style-name="P1">https://elandroidelibre.elespanol.com/2016/02/google-vision-api-reconocimiento-de-fotos.html</text:p>
      <text:p text:style-name="P1"/>
      <text:p text:style-name="P1">http://www.baware.com.mx/es/index.php/blog/76-mi-primera-aplicacion-de-realidad-aumentada-android-vufori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21:30:31.703856646</meta:creation-date>
    <dc:date>2017-10-16T19:07:15.376737257</dc:date>
    <meta:editing-duration>PT56M2S</meta:editing-duration>
    <meta:editing-cycles>3</meta:editing-cycles>
    <meta:generator>LibreOffice/5.1.6.2$Linux_X86_64 LibreOffice_project/10m0$Build-2</meta:generator>
    <meta:document-statistic meta:table-count="0" meta:image-count="0" meta:object-count="0" meta:page-count="2" meta:paragraph-count="23" meta:word-count="495" meta:character-count="3436" meta:non-whitespace-character-count="2959"/>
  </office:meta>
</office:document-meta>
</file>